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0861" officeooo:paragraph-rsid="001a0861"/>
    </style:style>
    <style:style style:name="T1" style:family="text">
      <style:text-properties fo:font-size="15pt" style:font-size-asian="15pt" style:font-size-complex="15pt"/>
    </style:style>
    <style:style style:name="T2" style:family="text">
      <style:text-properties fo:font-size="10.5pt" style:font-size-asian="9.14999961853027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BPM:</text:span></text:p>
      <text:p text:style-name="P1"/>
      <text:p text:style-name="P1"/>
      <text:p text:style-name="P1"/>
      <text:p text:style-name="P1"><text:span text:style-name="T2">/*</text:span></text:p>
      <text:p text:style-name="P1"><text:span text:style-name="T2">Problem Description</text:span></text:p>
      <text:p text:style-name="P1"><text:span text:style-name="T2">Dear contestant, now you are an excellent navy commander, who is responsible of a tough mission currently.</text:span></text:p>
      <text:p text:style-name="P1"><text:span text:style-name="T2">Your fleet unfortunately encountered an enemy fleet near the South Pole where the geographical conditions are negative for both sides. The floating ice and iceberg blocks battleships move which leads to this unexpected engagement highly dangerous, unpredictable and incontrollable.</text:span></text:p>
      <text:p text:style-name="P1"><text:span text:style-name="T2">But, fortunately, as an experienced navy commander, you are able to take opportunity to embattle the ships to maximize the utility of cannons on the battleships before the engagement.</text:span></text:p>
      <text:p text:style-name="P1"><text:span text:style-name="T2">The target is, arrange as many battleships as you can in the map. However, there are three rules so that you cannot do that arbitrary:</text:span></text:p>
      <text:p text:style-name="P1"><text:span text:style-name="T2">A battleship cannot lay on floating ice</text:span></text:p>
      <text:p text:style-name="P1"><text:span text:style-name="T2">A battleship cannot be placed on an iceberg</text:span></text:p>
      <text:p text:style-name="P1"><text:span text:style-name="T2">Two battleships cannot be arranged in the same row or column, unless one or more icebergs are in the middle of them.</text:span></text:p>
      <text:p text:style-name="P1"><text:span text:style-name="T2">input</text:span></text:p>
      <text:p text:style-name="P1"><text:span text:style-name="T2">There is only one integer T (0&lt;T&lt;12) at the beginning line, which means following T test cases.</text:span></text:p>
      <text:p text:style-name="P1"><text:span text:style-name="T2">For each test case, two integers m and n (1 &lt;= m, n &lt;= 50) are at the first line, represents the number of rows and columns of the battlefield map respectively. Following m lines contains n characters iteratively, each character belongs to one of ‘#’, ‘*’, ‘o’, that symbolize iceberg, ordinary sea and floating ice.</text:span></text:p>
      <text:p text:style-name="P1"><text:span text:style-name="T2">Output</text:span></text:p>
      <text:p text:style-name="P1"><text:span text:style-name="T2">For each case, output just one line, contains a single integer which represents the maximal possible number of battleships can be arranged.</text:span></text:p>
      <text:p text:style-name="P1"><text:span text:style-name="T2">Sample Input</text:span></text:p>
      <text:p text:style-name="P1"><text:span text:style-name="T2">2</text:span></text:p>
      <text:p text:style-name="P1"><text:span text:style-name="T2">4 4</text:span></text:p>
      <text:p text:style-name="P1"><text:span text:style-name="T2">*ooo</text:span></text:p>
      <text:p text:style-name="P1"><text:span text:style-name="T2">o###</text:span></text:p>
      <text:p text:style-name="P1"><text:span text:style-name="T2">**#*</text:span></text:p>
      <text:p text:style-name="P1"><text:span text:style-name="T2">ooo*</text:span></text:p>
      <text:p text:style-name="P1"><text:span text:style-name="T2">4 4</text:span></text:p>
      <text:p text:style-name="P1"><text:span text:style-name="T2">#***</text:span></text:p>
      <text:p text:style-name="P1"><text:span text:style-name="T2">*#**</text:span></text:p>
      <text:p text:style-name="P1"><text:span text:style-name="T2">**#*</text:span></text:p>
      <text:p text:style-name="P1"><text:span text:style-name="T2">ooo#</text:span></text:p>
      <text:p text:style-name="P1"><text:span text:style-name="T2">Sample Output</text:span></text:p>
      <text:p text:style-name="P1"><text:span text:style-name="T2">3</text:span></text:p>
      <text:p text:style-name="P1"><text:span text:style-name="T2">5</text:span></text:p>
      <text:p text:style-name="P1"><text:span text:style-name="T2">*/</text:span></text:p>
      <text:p text:style-name="P1"><text:span text:style-name="T2">#include&lt;bits/stdc++.h&gt;</text:span></text:p>
      <text:p text:style-name="P1"><text:span text:style-name="T2">#define ll long long int</text:span></text:p>
      <text:p text:style-name="P1"><text:span text:style-name="T2">#define I(a) scanf("%d",&amp;a)</text:span></text:p>
      <text:p text:style-name="P1"><text:span text:style-name="T2">#define I2(a,b) scanf("%d%d",&amp;a,&amp;b)</text:span></text:p>
      <text:p text:style-name="P1"><text:span text:style-name="T2">#define I3(a,b,c) scanf("%d%d%d",&amp;a,&amp;b,&amp;c)</text:span></text:p>
      <text:p text:style-name="P1"><text:span text:style-name="T2">#define P(a) printf("%d\n",a)</text:span></text:p>
      <text:p text:style-name="P1"><text:span text:style-name="T2">#define PL(a) printf("%lld\n",a)</text:span></text:p>
      <text:p text:style-name="P1"><text:span text:style-name="T2">#define PT(t) printf("Case %d: ",t)</text:span></text:p>
      <text:p text:style-name="P1"><text:span text:style-name="T2">#define PB(a) push_back(a)</text:span></text:p>
      <text:p text:style-name="P1"><text:span text:style-name="T2">#define SC scanf</text:span></text:p>
      <text:p text:style-name="P1"><text:span text:style-name="T2">#define SET(a) memset(a,0,sizeof a)</text:span></text:p>
      <text:p text:style-name="P1"><text:span text:style-name="T2">#define SETR(a) memset(a,-1,sizeof a)</text:span></text:p>
      <text:p text:style-name="P1"><text:span text:style-name="T2">#define mk make_pair</text:span></text:p>
      <text:p text:style-name="P1"><text:span text:style-name="T2">using namespace std;</text:span></text:p>
      <text:p text:style-name="P1"><text:span text:style-name="T2">#define mx 50004</text:span></text:p>
      <text:p text:style-name="P1"><text:span text:style-name="T2">#define md 1000000007ll</text:span></text:p>
      <text:p text:style-name="P1"><text:span text:style-name="T2">typedef pair&lt;int, int &gt;P;</text:span></text:p>
      <text:p text:style-name="P1"><text:span text:style-name="T2">typedef vector&lt;int &gt;V;</text:span></text:p>
      <text:p text:style-name="P1"><text:span text:style-name="T2">V a[2504];</text:span></text:p>
      <text:p text:style-name="P1"><text:span text:style-name="T2">int ro,co;</text:span></text:p>
      <text:p text:style-name="P1"><text:span text:style-name="T2">int r[54*54];</text:span></text:p>
      <text:p text:style-name="P1"><text:span text:style-name="T2">int c[54*54];</text:span></text:p>
      <text:p text:style-name="P1"><text:span text:style-name="T2">int li[50*50+3];</text:span></text:p>
      <text:p text:style-name="P1"><text:span text:style-name="T2">int vis[50*50+4];</text:span></text:p>
      <text:p text:style-name="P1"><text:span text:style-name="T2">bool dfs(int u)</text:span></text:p>
      <text:p text:style-name="P1"><text:span text:style-name="T2">{</text:span></text:p>
      <text:p text:style-name="P1"><text:span text:style-name="T2"><text:s text:c="4"/>vis[u]=1;</text:span></text:p>
      <text:p text:style-name="P1"><text:span text:style-name="T2"><text:s text:c="4"/>for(int i=0; i&lt;a[u].size(); i++)</text:span></text:p>
      <text:p text:style-name="P1"><text:span text:style-name="T2"><text:s text:c="4"/>{</text:span></text:p>
      <text:p text:style-name="P1"><text:span text:style-name="T2"><text:s text:c="8"/>int v=a[u][i];</text:span></text:p>
      <text:p text:style-name="P1"><text:span text:style-name="T2"><text:s text:c="8"/>int v1=r[v];</text:span></text:p>
      <text:p text:style-name="P1"><text:span text:style-name="T2"><text:s text:c="8"/>if(vis[c[li[v1]]]==1)continue;</text:span></text:p>
      <text:p text:style-name="P1"><text:span text:style-name="T2"><text:s text:c="8"/>if(li[v1]==-1||dfs(c[li[v1]]))</text:span></text:p>
      <text:p text:style-name="P1"><text:span text:style-name="T2"><text:s text:c="8"/>{</text:span></text:p>
      <text:p text:style-name="P1"><text:span text:style-name="T2"><text:s text:c="12"/>li[v1]=v;</text:span></text:p>
      <text:p text:style-name="P1"><text:span text:style-name="T2"><text:s text:c="12"/>return true;</text:span></text:p>
      <text:p text:style-name="P1"><text:span text:style-name="T2"><text:s text:c="8"/>}</text:span></text:p>
      <text:p text:style-name="P1"><text:span text:style-name="T2"><text:s text:c="4"/>}</text:span></text:p>
      <text:p text:style-name="P1"><text:span text:style-name="T2"><text:s text:c="4"/>return false;</text:span></text:p>
      <text:p text:style-name="P1"><text:span text:style-name="T2">}</text:span></text:p>
      <text:p text:style-name="P1"><text:span text:style-name="T2">int main()</text:span></text:p>
      <text:p text:style-name="P1"><text:span text:style-name="T2">{</text:span></text:p>
      <text:p text:style-name="P1"><text:span text:style-name="T2"><text:s text:c="4"/>int tc;</text:span></text:p>
      <text:p text:style-name="P1"><text:span text:style-name="T2"><text:s text:c="4"/>I(tc);</text:span></text:p>
      <text:p text:style-name="P1"><text:span text:style-name="T2"><text:s text:c="4"/>while(tc--)</text:span></text:p>
      <text:p text:style-name="P1"><text:span text:style-name="T2"><text:s text:c="4"/>{</text:span></text:p>
      <text:p text:style-name="P1"><text:span text:style-name="T2"><text:s text:c="8"/>SETR(li);</text:span></text:p>
      <text:p text:style-name="P1"><text:span text:style-name="T2"><text:s text:c="8"/>int n,m;</text:span></text:p>
      <text:p text:style-name="P1"><text:span text:style-name="T2"><text:s text:c="8"/>I2(n,m);</text:span></text:p>
      <text:p text:style-name="P1"><text:span text:style-name="T2"><text:s text:c="8"/>char ch[n+2][m+2];</text:span></text:p>
      <text:p text:style-name="P1"><text:span text:style-name="T2"><text:s text:c="8"/>for(int i=1; i&lt;=n; i++)</text:span></text:p>
      <text:p text:style-name="P1"><text:span text:style-name="T2"><text:s text:c="8"/>{</text:span></text:p>
      <text:p text:style-name="P1"><text:span text:style-name="T2"><text:s text:c="12"/>SC("%s",ch[i]+1);</text:span></text:p>
      <text:p text:style-name="P1"><text:span text:style-name="T2"><text:s text:c="8"/>}</text:span></text:p>
      <text:p text:style-name="P1"><text:soft-page-break/><text:span text:style-name="T2"><text:s text:c="8"/>ro=1;</text:span></text:p>
      <text:p text:style-name="P1"><text:span text:style-name="T2"><text:s text:c="8"/>co=1;</text:span></text:p>
      <text:p text:style-name="P1"><text:span text:style-name="T2"><text:s text:c="8"/>for(int i=1; i&lt;=n; i++)</text:span></text:p>
      <text:p text:style-name="P1"><text:span text:style-name="T2"><text:s text:c="8"/>{</text:span></text:p>
      <text:p text:style-name="P1"><text:span text:style-name="T2"><text:s text:c="12"/>++co;</text:span></text:p>
      <text:p text:style-name="P1"><text:span text:style-name="T2"><text:s text:c="12"/>++ro;</text:span></text:p>
      <text:p text:style-name="P1"><text:span text:style-name="T2"><text:s text:c="12"/>for(int j=1; j&lt;=m; j++)</text:span></text:p>
      <text:p text:style-name="P1"><text:span text:style-name="T2"><text:s text:c="12"/>{</text:span></text:p>
      <text:p text:style-name="P1"><text:span text:style-name="T2"><text:s text:c="16"/>if(ch[i][j]=='*')</text:span></text:p>
      <text:p text:style-name="P1"><text:span text:style-name="T2"><text:s text:c="16"/>{</text:span></text:p>
      <text:p text:style-name="P1"><text:span text:style-name="T2"><text:s text:c="20"/>r[i*m+j]=ro;</text:span></text:p>
      <text:p text:style-name="P1"/>
      <text:p text:style-name="P1"><text:span text:style-name="T2"><text:s text:c="16"/>}</text:span></text:p>
      <text:p text:style-name="P1"><text:span text:style-name="T2"><text:s text:c="16"/>else if(ch[i][j]=='#')</text:span></text:p>
      <text:p text:style-name="P1"><text:span text:style-name="T2"><text:s text:c="16"/>{</text:span></text:p>
      <text:p text:style-name="P1"><text:span text:style-name="T2"><text:s text:c="20"/>ro++;</text:span></text:p>
      <text:p text:style-name="P1"><text:span text:style-name="T2"><text:s text:c="16"/>}</text:span></text:p>
      <text:p text:style-name="P1"><text:span text:style-name="T2"><text:s text:c="16"/>if(ch[j][i]=='*')</text:span></text:p>
      <text:p text:style-name="P1"><text:span text:style-name="T2"><text:s text:c="16"/>{</text:span></text:p>
      <text:p text:style-name="P1"><text:span text:style-name="T2"><text:s text:c="20"/>c[j*m+i]=co;</text:span></text:p>
      <text:p text:style-name="P1"><text:span text:style-name="T2"><text:s text:c="20"/>a[co].PB(j*m+i);</text:span></text:p>
      <text:p text:style-name="P1"><text:span text:style-name="T2"><text:s text:c="16"/>}</text:span></text:p>
      <text:p text:style-name="P1"><text:span text:style-name="T2"><text:s text:c="16"/>else if(ch[j][i]=='#') co++;</text:span></text:p>
      <text:p text:style-name="P1"><text:span text:style-name="T2"><text:s text:c="12"/>}</text:span></text:p>
      <text:p text:style-name="P1"><text:span text:style-name="T2"><text:s text:c="8"/>}</text:span></text:p>
      <text:p text:style-name="P1"><text:span text:style-name="T2"><text:s text:c="8"/>int ans=0;</text:span></text:p>
      <text:p text:style-name="P1"><text:span text:style-name="T2"><text:s text:c="8"/>SETR(li);</text:span></text:p>
      <text:p text:style-name="P1"><text:span text:style-name="T2"><text:s text:c="8"/>for(int i=1; i&lt;=co; i++)</text:span></text:p>
      <text:p text:style-name="P1"><text:span text:style-name="T2"><text:s text:c="8"/>{</text:span></text:p>
      <text:p text:style-name="P1"><text:span text:style-name="T2"><text:s text:c="12"/>if(a[i].size()!=0)</text:span></text:p>
      <text:p text:style-name="P1"><text:span text:style-name="T2"><text:s text:c="12"/>{</text:span></text:p>
      <text:p text:style-name="P1"/>
      <text:p text:style-name="P1"><text:span text:style-name="T2"><text:s text:c="16"/>SET(vis);</text:span></text:p>
      <text:p text:style-name="P1"><text:span text:style-name="T2"><text:s text:c="17"/>if(dfs(i))ans++;</text:span></text:p>
      <text:p text:style-name="P1"><text:span text:style-name="T2"><text:s text:c="12"/>}</text:span></text:p>
      <text:p text:style-name="P1"><text:span text:style-name="T2"><text:s text:c="8"/>}</text:span></text:p>
      <text:p text:style-name="P1"><text:span text:style-name="T2"><text:s text:c="8"/>P(ans);</text:span></text:p>
      <text:p text:style-name="P1"><text:span text:style-name="T2"><text:s text:c="8"/>for(int i=0; i&lt;=co; i++)a[i].clear();</text:span></text:p>
      <text:p text:style-name="P1"><text:span text:style-name="T2"><text:s text:c="4"/>}</text:span></text:p>
      <text:p text:style-name="P1"/>
      <text:p text:style-name="P1"/>
      <text:p text:style-name="P1"><text:span text:style-name="T2"><text:s text:c="4"/>return 0;</text:span></text:p>
      <text:p text:style-name="P1"><text:span text:style-name="T2">}</text:span></text:p>
      <text:p text:style-name="P1"/>
      <text:p text:style-name="P1"><text:span text:style-name="T1">MAXFLOW:</text:span></text:p>
      <text:p text:style-name="P1"/>
      <text:p text:style-name="P1"/>
      <text:p text:style-name="P1"/>
      <text:p text:style-name="P1"><text:span text:style-name="T2">/*http://acm.hdu.edu.cn/showproblem.php?pid=5093</text:span></text:p>
      <text:p text:style-name="P1"><text:span text:style-name="T2">*/</text:span></text:p>
      <text:p text:style-name="P1"><text:span text:style-name="T2">#include&lt;bits/stdc++.h&gt;</text:span></text:p>
      <text:p text:style-name="P1"/>
      <text:p text:style-name="P1"><text:span text:style-name="T2">using namespace std;</text:span></text:p>
      <text:p text:style-name="P1"/>
      <text:p text:style-name="P1"><text:span text:style-name="T2">#define in(a,x,y) (a&gt;=x &amp;&amp; a&lt;=y)</text:span></text:p>
      <text:p text:style-name="P1"><text:span text:style-name="T2">#define out(a,x,y) (!in(a,x,y))</text:span></text:p>
      <text:p text:style-name="P1"><text:span text:style-name="T2">#define sz(a) ((int)a.size())</text:span></text:p>
      <text:p text:style-name="P1"><text:span text:style-name="T2">#define repv(i,a) for(int i=0;i&lt;sz(a);i++)</text:span></text:p>
      <text:p text:style-name="P1"><text:span text:style-name="T2">#define revv(i,a) for(int i=sz(a)-1;i&gt;=0;i--)</text:span></text:p>
      <text:p text:style-name="P1"><text:span text:style-name="T2">#define rep(i,a,b) for(int i=a;i&lt;=b;i++)</text:span></text:p>
      <text:p text:style-name="P1"><text:span text:style-name="T2">#define rev(i,a,b) for(int i=a;i&gt;=b;i--)</text:span></text:p>
      <text:p text:style-name="P1"><text:span text:style-name="T2">#define all(a) a.begin(),a.end()</text:span></text:p>
      <text:p text:style-name="P1"><text:span text:style-name="T2">#define pb push_back</text:span></text:p>
      <text:p text:style-name="P1"/>
      <text:p text:style-name="P1"><text:span text:style-name="T2">#define AND(a,b) ((a) &amp; (b))</text:span></text:p>
      <text:p text:style-name="P1"><text:span text:style-name="T2">#define OR(a,b) ((a)|(b))</text:span></text:p>
      <text:p text:style-name="P1"><text:span text:style-name="T2">#define XOR(a,b) ((a) ^ (b))</text:span></text:p>
      <text:p text:style-name="P1"><text:span text:style-name="T2">#define xx first</text:span></text:p>
      <text:p text:style-name="P1"><text:span text:style-name="T2">#define yy second</text:span></text:p>
      <text:p text:style-name="P1"><text:span text:style-name="T2">#define mp make_pair</text:span></text:p>
      <text:p text:style-name="P1"><text:span text:style-name="T2">#define sqr(x) ((x)*(x))</text:span></text:p>
      <text:p text:style-name="P1"><text:span text:style-name="T2">typedef long long ll;</text:span></text:p>
      <text:p text:style-name="P1"><text:span text:style-name="T2">typedef unsigned int uint;</text:span></text:p>
      <text:p text:style-name="P1"><text:span text:style-name="T2">typedef unsigned long long ull;</text:span></text:p>
      <text:p text:style-name="P1"><text:span text:style-name="T2">typedef pair&lt;int, int&gt; pii;</text:span></text:p>
      <text:p text:style-name="P1"><text:span text:style-name="T2">typedef pair&lt;long long, long long&gt; pll;</text:span></text:p>
      <text:p text:style-name="P1"><text:span text:style-name="T2">typedef vector&lt;int&gt; vi;</text:span></text:p>
      <text:p text:style-name="P1"><text:span text:style-name="T2">typedef vector&lt;long long&gt; vll;</text:span></text:p>
      <text:p text:style-name="P1"><text:span text:style-name="T2">#define pi acos(-1.0)</text:span></text:p>
      <text:p text:style-name="P1"><text:span text:style-name="T2">#define eps <text:s/>1e-12</text:span></text:p>
      <text:p text:style-name="P1"><text:span text:style-name="T2">#define MX <text:s text:c="2"/>(lmt + 20 )</text:span></text:p>
      <text:p text:style-name="P1"><text:span text:style-name="T2">#define inf <text:s/>1000000000</text:span></text:p>
      <text:p text:style-name="P1"><text:span text:style-name="T2">#define MOD <text:s/>1000000007LL</text:span></text:p>
      <text:p text:style-name="P1"><text:span text:style-name="T2">//----------&gt;0123456789123465789</text:span></text:p>
      <text:p text:style-name="P1"><text:span text:style-name="T2">#define lmt <text:s/>100000</text:span></text:p>
      <text:p text:style-name="P1"/>
      <text:p text:style-name="P1"><text:span text:style-name="T2">int INF = 1500000001 ;</text:span></text:p>
      <text:p text:style-name="P1"><text:span text:style-name="T2">struct dinic_maxflow</text:span></text:p>
      <text:p text:style-name="P1"><text:span text:style-name="T2">{</text:span></text:p>
      <text:p text:style-name="P1"/>
      <text:p text:style-name="P1"><text:span text:style-name="T2"><text:s text:c="4"/>struct edge</text:span></text:p>
      <text:p text:style-name="P1"><text:span text:style-name="T2"><text:s text:c="4"/>{</text:span></text:p>
      <text:p text:style-name="P1"><text:span text:style-name="T2"><text:s text:c="8"/>int a, b, cap, flow ;</text:span></text:p>
      <text:p text:style-name="P1"><text:span text:style-name="T2"><text:s text:c="8"/>edge(int _a, int _b, int _c, int _d)</text:span></text:p>
      <text:p text:style-name="P1"><text:span text:style-name="T2"><text:s text:c="8"/>{</text:span></text:p>
      <text:p text:style-name="P1"><text:span text:style-name="T2"><text:s text:c="12"/>a = _a, b = _b, cap = _c, flow = _d;</text:span></text:p>
      <text:p text:style-name="P1"><text:span text:style-name="T2"><text:s text:c="8"/>}</text:span></text:p>
      <text:p text:style-name="P1"><text:span text:style-name="T2"><text:s text:c="4"/>} ;</text:span></text:p>
      <text:p text:style-name="P1"/>
      <text:p text:style-name="P1"/>
      <text:p text:style-name="P1"><text:span text:style-name="T2"><text:s text:c="4"/>int n, s, t, d [ 30001 ] , ptr [ 30001 ] , q [ 30001 * 10 ] ;</text:span></text:p>
      <text:p text:style-name="P1"><text:span text:style-name="T2"><text:s text:c="4"/>vector &lt; edge &gt; e ;</text:span></text:p>
      <text:p text:style-name="P1"><text:span text:style-name="T2"><text:s text:c="4"/>vector &lt; int &gt; g [ 30001 ] ;</text:span></text:p>
      <text:p text:style-name="P1"/>
      <text:p text:style-name="P1"><text:span text:style-name="T2"><text:s text:c="4"/>void add_edge ( int a, int b, int cap )</text:span></text:p>
      <text:p text:style-name="P1"><text:span text:style-name="T2"><text:s text:c="4"/>{</text:span></text:p>
      <text:p text:style-name="P1"><text:span text:style-name="T2"><text:s text:c="8"/>edge e1 = edge( a, b, cap, 0 ) ;</text:span></text:p>
      <text:p text:style-name="P1"><text:span text:style-name="T2"><text:s text:c="8"/>edge e2 = edge( b, a, 0 , 0 ) ;</text:span></text:p>
      <text:p text:style-name="P1"><text:span text:style-name="T2"><text:s text:c="8"/>g [ a ] . push_back ( ( int ) e. size ( ) ) ;</text:span></text:p>
      <text:p text:style-name="P1"><text:soft-page-break/><text:span text:style-name="T2"><text:s text:c="8"/>e. push_back ( e1 ) ;</text:span></text:p>
      <text:p text:style-name="P1"><text:span text:style-name="T2"><text:s text:c="8"/>g [ b ] . push_back ( ( int ) e. size ( ) ) ;</text:span></text:p>
      <text:p text:style-name="P1"><text:span text:style-name="T2"><text:s text:c="8"/>e. push_back ( e2 ) ;</text:span></text:p>
      <text:p text:style-name="P1"><text:span text:style-name="T2"><text:s text:c="4"/>}</text:span></text:p>
      <text:p text:style-name="P1"/>
      <text:p text:style-name="P1"><text:span text:style-name="T2"><text:s text:c="4"/>bool bfs ( )</text:span></text:p>
      <text:p text:style-name="P1"><text:span text:style-name="T2"><text:s text:c="4"/>{</text:span></text:p>
      <text:p text:style-name="P1"><text:span text:style-name="T2"><text:s text:c="8"/>int qh = 0 , qt = 0 ;</text:span></text:p>
      <text:p text:style-name="P1"><text:span text:style-name="T2"><text:s text:c="8"/>q [ qt ++ ] = s ;</text:span></text:p>
      <text:p text:style-name="P1"><text:span text:style-name="T2"><text:s text:c="8"/>memset ( d, -1 , sizeof d ) ;</text:span></text:p>
      <text:p text:style-name="P1"><text:span text:style-name="T2"><text:s text:c="8"/>d [ s ] = 0 ;</text:span></text:p>
      <text:p text:style-name="P1"><text:span text:style-name="T2"><text:s text:c="8"/>while ( qh &lt; qt &amp;&amp; d [ t ] == - 1 )</text:span></text:p>
      <text:p text:style-name="P1"><text:span text:style-name="T2"><text:s text:c="8"/>{</text:span></text:p>
      <text:p text:style-name="P1"><text:span text:style-name="T2"><text:s text:c="12"/>int v = q [ qh ++ ] ;</text:span></text:p>
      <text:p text:style-name="P1"><text:span text:style-name="T2"><text:s text:c="12"/>for ( size_t i = 0 ; i &lt; g [ v ] . size ( ) ; ++ i )</text:span></text:p>
      <text:p text:style-name="P1"><text:span text:style-name="T2"><text:s text:c="12"/>{</text:span></text:p>
      <text:p text:style-name="P1"><text:span text:style-name="T2"><text:s text:c="16"/>int id = g [ v ] [ i ] ,</text:span></text:p>
      <text:p text:style-name="P1"><text:span text:style-name="T2"><text:s text:c="20"/>to = e [ id ] . b ;</text:span></text:p>
      <text:p text:style-name="P1"><text:span text:style-name="T2"><text:s text:c="16"/>if ( d [ to ] == - 1 &amp;&amp; e [ id ] . flow &lt; e [ id ] . cap )</text:span></text:p>
      <text:p text:style-name="P1"><text:span text:style-name="T2"><text:s text:c="16"/>{</text:span></text:p>
      <text:p text:style-name="P1"><text:span text:style-name="T2"><text:s text:c="20"/>q [ qt ++ ] = to ;</text:span></text:p>
      <text:p text:style-name="P1"><text:span text:style-name="T2"><text:s text:c="20"/>d [ to ] = d [ v ] + 1 ;</text:span></text:p>
      <text:p text:style-name="P1"><text:span text:style-name="T2"><text:s text:c="16"/>}</text:span></text:p>
      <text:p text:style-name="P1"><text:span text:style-name="T2"><text:s text:c="12"/>}</text:span></text:p>
      <text:p text:style-name="P1"><text:span text:style-name="T2"><text:s text:c="8"/>}</text:span></text:p>
      <text:p text:style-name="P1"><text:span text:style-name="T2"><text:s text:c="8"/>return d [ t ] != - 1 ;</text:span></text:p>
      <text:p text:style-name="P1"><text:span text:style-name="T2"><text:s text:c="4"/>}</text:span></text:p>
      <text:p text:style-name="P1"/>
      <text:p text:style-name="P1"><text:span text:style-name="T2"><text:s text:c="4"/>int dfs ( int v, int flow )</text:span></text:p>
      <text:p text:style-name="P1"><text:span text:style-name="T2"><text:s text:c="4"/>{</text:span></text:p>
      <text:p text:style-name="P1"><text:span text:style-name="T2"><text:s text:c="8"/>if ( ! flow ) <text:s/>return 0 ;</text:span></text:p>
      <text:p text:style-name="P1"><text:span text:style-name="T2"><text:s text:c="8"/>if ( v == t ) <text:s/>return flow ;</text:span></text:p>
      <text:p text:style-name="P1"><text:span text:style-name="T2"><text:s text:c="8"/>for ( ; ptr [ v ] &lt; ( int ) g [ v ] . size ( ) ; ++ ptr [ v ] )</text:span></text:p>
      <text:p text:style-name="P1"><text:span text:style-name="T2"><text:s text:c="8"/>{</text:span></text:p>
      <text:p text:style-name="P1"><text:span text:style-name="T2"><text:s text:c="12"/>int id = g [ v ] [ ptr [ v ] ] ,</text:span></text:p>
      <text:p text:style-name="P1"><text:span text:style-name="T2"><text:s text:c="16"/>to = e [ id ] . b ;</text:span></text:p>
      <text:p text:style-name="P1"><text:span text:style-name="T2"><text:s text:c="12"/>if ( d [ to ] != d [ v ] + 1 ) <text:s/>continue ;</text:span></text:p>
      <text:p text:style-name="P1"><text:span text:style-name="T2"><text:s text:c="12"/>int pushed = dfs ( to, min ( flow, e [ id ] . cap - e [ id ] . flow ) ) ;</text:span></text:p>
      <text:p text:style-name="P1"><text:span text:style-name="T2"><text:s text:c="12"/>if ( pushed )</text:span></text:p>
      <text:p text:style-name="P1"><text:span text:style-name="T2"><text:s text:c="12"/>{</text:span></text:p>
      <text:p text:style-name="P1"><text:span text:style-name="T2"><text:s text:c="16"/>e [ id ] . flow += pushed ;</text:span></text:p>
      <text:p text:style-name="P1"><text:span text:style-name="T2"><text:s text:c="16"/>e [ id ^ 1 ] . flow -= pushed ;</text:span></text:p>
      <text:p text:style-name="P1"><text:span text:style-name="T2"><text:s text:c="16"/>return pushed ;</text:span></text:p>
      <text:p text:style-name="P1"><text:span text:style-name="T2"><text:s text:c="12"/>}</text:span></text:p>
      <text:p text:style-name="P1"><text:span text:style-name="T2"><text:s text:c="8"/>}</text:span></text:p>
      <text:p text:style-name="P1"><text:span text:style-name="T2"><text:s text:c="8"/>return 0 ;</text:span></text:p>
      <text:p text:style-name="P1"><text:span text:style-name="T2"><text:s text:c="4"/>}</text:span></text:p>
      <text:p text:style-name="P1"/>
      <text:p text:style-name="P1"><text:span text:style-name="T2"><text:s text:c="4"/>int dinic ( )</text:span></text:p>
      <text:p text:style-name="P1"><text:span text:style-name="T2"><text:s text:c="4"/>{</text:span></text:p>
      <text:p text:style-name="P1"><text:span text:style-name="T2"><text:s text:c="8"/>int flow = 0 ;</text:span></text:p>
      <text:p text:style-name="P1"><text:span text:style-name="T2"><text:s text:c="8"/>for ( ;; )</text:span></text:p>
      <text:p text:style-name="P1"><text:span text:style-name="T2"><text:s text:c="8"/>{</text:span></text:p>
      <text:p text:style-name="P1"><text:span text:style-name="T2"><text:s text:c="12"/>if ( !bfs () ) <text:s/>break ;</text:span></text:p>
      <text:p text:style-name="P1"><text:span text:style-name="T2"><text:s text:c="12"/>memset ( ptr, 0 , sizeof ptr ) ;</text:span></text:p>
      <text:p text:style-name="P1"><text:span text:style-name="T2"><text:s text:c="12"/>while ( int pushed = dfs ( s, INF ) )</text:span></text:p>
      <text:p text:style-name="P1"><text:span text:style-name="T2"><text:s text:c="12"/>{</text:span></text:p>
      <text:p text:style-name="P1"><text:span text:style-name="T2"><text:s text:c="16"/>flow += pushed ;</text:span></text:p>
      <text:p text:style-name="P1"><text:span text:style-name="T2"><text:s text:c="16"/>if(pushed == 0)break;</text:span></text:p>
      <text:p text:style-name="P1"><text:span text:style-name="T2"><text:s text:c="12"/>}</text:span></text:p>
      <text:p text:style-name="P1"><text:span text:style-name="T2"><text:s text:c="8"/>}</text:span></text:p>
      <text:p text:style-name="P1"><text:span text:style-name="T2"><text:s text:c="8"/>return flow ;</text:span></text:p>
      <text:p text:style-name="P1"><text:span text:style-name="T2"><text:s text:c="4"/>}</text:span></text:p>
      <text:p text:style-name="P1"/>
      <text:p text:style-name="P1"><text:span text:style-name="T2"><text:s text:c="4"/>dinic_maxflow( int _n, int _s, int _t )</text:span></text:p>
      <text:p text:style-name="P1"><text:span text:style-name="T2"><text:s text:c="4"/>{</text:span></text:p>
      <text:p text:style-name="P1"><text:span text:style-name="T2"><text:s text:c="8"/>n = _n;</text:span></text:p>
      <text:p text:style-name="P1"><text:span text:style-name="T2"><text:s text:c="8"/>s = _s;</text:span></text:p>
      <text:p text:style-name="P1"><text:span text:style-name="T2"><text:s text:c="8"/>t = _t;</text:span></text:p>
      <text:p text:style-name="P1"><text:span text:style-name="T2"><text:s text:c="4"/>}</text:span></text:p>
      <text:p text:style-name="P1"><text:span text:style-name="T2">};</text:span></text:p>
      <text:p text:style-name="P1"/>
      <text:p text:style-name="P1"><text:span text:style-name="T2">int row[55][55];</text:span></text:p>
      <text:p text:style-name="P1"><text:span text:style-name="T2">int col[55][55];</text:span></text:p>
      <text:p text:style-name="P1"/>
      <text:p text:style-name="P1"><text:span text:style-name="T2">char s[55][55];</text:span></text:p>
      <text:p text:style-name="P1"><text:span text:style-name="T2">int main()</text:span></text:p>
      <text:p text:style-name="P1"><text:span text:style-name="T2">{</text:span></text:p>
      <text:p text:style-name="P1"><text:span text:style-name="T2"><text:s text:c="4"/>int ts , n , m ;</text:span></text:p>
      <text:p text:style-name="P1"><text:span text:style-name="T2"><text:s text:c="4"/>scanf("%d", &amp;ts);</text:span></text:p>
      <text:p text:style-name="P1"><text:span text:style-name="T2"><text:s text:c="4"/>while(ts--)</text:span></text:p>
      <text:p text:style-name="P1"><text:span text:style-name="T2"><text:s text:c="4"/>{</text:span></text:p>
      <text:p text:style-name="P1"><text:span text:style-name="T2"><text:s text:c="8"/>scanf("%d%d", &amp;n, &amp;m);</text:span></text:p>
      <text:p text:style-name="P1"><text:span text:style-name="T2"><text:s text:c="8"/>rep(i, 1, n)</text:span></text:p>
      <text:p text:style-name="P1"><text:span text:style-name="T2"><text:s text:c="8"/>{</text:span></text:p>
      <text:p text:style-name="P1"><text:span text:style-name="T2"><text:s text:c="12"/>scanf("%s", s[i] + 1);</text:span></text:p>
      <text:p text:style-name="P1"><text:span text:style-name="T2"><text:s text:c="8"/>}</text:span></text:p>
      <text:p text:style-name="P1"><text:span text:style-name="T2"><text:s text:c="8"/>memset(row , 0 , sizeof row);</text:span></text:p>
      <text:p text:style-name="P1"><text:span text:style-name="T2"><text:s text:c="8"/>int cnt = 0;</text:span></text:p>
      <text:p text:style-name="P1"><text:span text:style-name="T2"><text:s text:c="8"/>rep(i, 1, n)</text:span></text:p>
      <text:p text:style-name="P1"><text:span text:style-name="T2"><text:s text:c="8"/>{</text:span></text:p>
      <text:p text:style-name="P1"><text:span text:style-name="T2"><text:s text:c="12"/>cnt++;</text:span></text:p>
      <text:p text:style-name="P1"><text:span text:style-name="T2"><text:s text:c="12"/>rep(j, 1, m)</text:span></text:p>
      <text:p text:style-name="P1"><text:span text:style-name="T2"><text:s text:c="12"/>{</text:span></text:p>
      <text:p text:style-name="P1"><text:span text:style-name="T2"><text:s text:c="16"/>if(s[i][j] == '#') cnt++;</text:span></text:p>
      <text:p text:style-name="P1"><text:span text:style-name="T2"><text:s text:c="16"/>if(s[i][j] == '*')</text:span></text:p>
      <text:p text:style-name="P1"><text:span text:style-name="T2"><text:s text:c="16"/>{</text:span></text:p>
      <text:p text:style-name="P1"><text:span text:style-name="T2"><text:s text:c="20"/>row[i][j] = cnt;</text:span></text:p>
      <text:p text:style-name="P1"><text:span text:style-name="T2"><text:s text:c="16"/>}</text:span></text:p>
      <text:p text:style-name="P1"><text:span text:style-name="T2"><text:s text:c="12"/>}</text:span></text:p>
      <text:p text:style-name="P1"><text:span text:style-name="T2"><text:s text:c="8"/>}</text:span></text:p>
      <text:p text:style-name="P1"><text:span text:style-name="T2"><text:s text:c="8"/>int r = cnt;</text:span></text:p>
      <text:p text:style-name="P1"><text:span text:style-name="T2"><text:s text:c="8"/>memset(col , 0 , sizeof col);</text:span></text:p>
      <text:p text:style-name="P1"><text:span text:style-name="T2"><text:s text:c="8"/>rep(j, 1, m)</text:span></text:p>
      <text:p text:style-name="P1"><text:span text:style-name="T2"><text:s text:c="8"/>{</text:span></text:p>
      <text:p text:style-name="P1"><text:span text:style-name="T2"><text:s text:c="12"/>cnt++;</text:span></text:p>
      <text:p text:style-name="P1"><text:span text:style-name="T2"><text:s text:c="12"/>rep(i, 1, n)</text:span></text:p>
      <text:p text:style-name="P1"><text:span text:style-name="T2"><text:s text:c="12"/>{</text:span></text:p>
      <text:p text:style-name="P1"><text:soft-page-break/><text:span text:style-name="T2"><text:s text:c="16"/>if(s[i][j] == '#') cnt++;</text:span></text:p>
      <text:p text:style-name="P1"><text:span text:style-name="T2"><text:s text:c="16"/>if(s[i][j] == '*')</text:span></text:p>
      <text:p text:style-name="P1"><text:span text:style-name="T2"><text:s text:c="16"/>{</text:span></text:p>
      <text:p text:style-name="P1"><text:span text:style-name="T2"><text:s text:c="20"/>col[i][j] = cnt;</text:span></text:p>
      <text:p text:style-name="P1"><text:span text:style-name="T2"><text:s text:c="16"/>}</text:span></text:p>
      <text:p text:style-name="P1"><text:span text:style-name="T2"><text:s text:c="12"/>}</text:span></text:p>
      <text:p text:style-name="P1"><text:span text:style-name="T2"><text:s text:c="8"/>}</text:span></text:p>
      <text:p text:style-name="P1"><text:span text:style-name="T2"><text:s text:c="8"/>int c = cnt;</text:span></text:p>
      <text:p text:style-name="P1"><text:span text:style-name="T2"><text:s text:c="8"/>dinic_maxflow dm = dinic_maxflow(cnt + 2 , 0 , cnt + 1);//cnt+2=node number! 0 = start node !cnt+1=sink node;</text:span></text:p>
      <text:p text:style-name="P1"><text:span text:style-name="T2"><text:s text:c="8"/>rep(i, 1, n)</text:span></text:p>
      <text:p text:style-name="P1"><text:span text:style-name="T2"><text:s text:c="8"/>{</text:span></text:p>
      <text:p text:style-name="P1"><text:span text:style-name="T2"><text:s text:c="12"/>rep(j, 1, m)</text:span></text:p>
      <text:p text:style-name="P1"><text:span text:style-name="T2"><text:s text:c="12"/>{</text:span></text:p>
      <text:p text:style-name="P1"><text:span text:style-name="T2"><text:s text:c="16"/>if(row[i][j] == 0) continue;</text:span></text:p>
      <text:p text:style-name="P1"><text:span text:style-name="T2"><text:s text:c="16"/>dm.add_edge(row[i][j] , col[i][j], 1);</text:span></text:p>
      <text:p text:style-name="P1"><text:span text:style-name="T2"><text:s text:c="16"/>dm.add_edge(col[i][j], <text:s/>row[i][j], 0);</text:span></text:p>
      <text:p text:style-name="P1"><text:span text:style-name="T2"><text:s text:c="12"/>}</text:span></text:p>
      <text:p text:style-name="P1"><text:span text:style-name="T2"><text:s text:c="8"/>}</text:span></text:p>
      <text:p text:style-name="P1"><text:span text:style-name="T2"><text:s text:c="8"/>rep(i, 1, r)</text:span></text:p>
      <text:p text:style-name="P1"><text:span text:style-name="T2"><text:s text:c="8"/>{</text:span></text:p>
      <text:p text:style-name="P1"><text:span text:style-name="T2"><text:s text:c="12"/>dm.add_edge(0, i, 1);</text:span></text:p>
      <text:p text:style-name="P1"><text:span text:style-name="T2"><text:s text:c="8"/>}</text:span></text:p>
      <text:p text:style-name="P1"><text:span text:style-name="T2"><text:s text:c="8"/>rep(i, r + 1, c)</text:span></text:p>
      <text:p text:style-name="P1"><text:span text:style-name="T2"><text:s text:c="8"/>{</text:span></text:p>
      <text:p text:style-name="P1"><text:span text:style-name="T2"><text:s text:c="12"/>dm.add_edge(i, cnt + 1, 1);</text:span></text:p>
      <text:p text:style-name="P1"><text:span text:style-name="T2"><text:s text:c="8"/>}</text:span></text:p>
      <text:p text:style-name="P1"><text:span text:style-name="T2"><text:s text:c="8"/>int ans = dm.dinic();</text:span></text:p>
      <text:p text:style-name="P1"><text:span text:style-name="T2"><text:s text:c="8"/>printf("%d\n", ans);</text:span></text:p>
      <text:p text:style-name="P1"><text:span text:style-name="T2"><text:s text:c="4"/>}</text:span></text:p>
      <text:p text:style-name="P1"><text:span text:style-name="T2"><text:s text:c="4"/>return 0;</text:span></text:p>
      <text:p text:style-name="P1"><text:span text:style-name="T2">}<text:line-break/><text:line-break/><text:line-break/></text:span><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0:34:25.039160320</meta:creation-date>
    <dc:date>2015-11-12T20:42:29.870985500</dc:date>
    <meta:editing-duration>P0D</meta:editing-duration>
    <meta:editing-cycles>1</meta:editing-cycles>
    <meta:generator>LibreOffice/4.2.8.2$Linux_X86_64 LibreOffice_project/420m0$Build-2</meta:generator>
    <meta:document-statistic meta:table-count="0" meta:image-count="0" meta:object-count="0" meta:page-count="4" meta:paragraph-count="311" meta:word-count="1278" meta:character-count="8085" meta:non-whitespace-character-count="5080"/>
  </office:meta>
</office:document-meta>
</file>